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ontserrat" svg:font-family="Montserrat"/>
    <style:font-face style:name="Roboto" svg:font-family="Roboto"/>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text-align="start" style:justify-single-word="false"/>
      <style:text-properties fo:font-variant="normal" fo:text-transform="none" fo:color="#2d2d2d" loext:opacity="100%" style:font-name="Roboto" fo:font-size="15pt" fo:letter-spacing="normal" fo:font-style="normal" style:text-underline-style="none" fo:font-weight="normal" officeooo:rsid="00199d40" officeooo:paragraph-rsid="00199d40"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99d40" officeooo:paragraph-rsid="00199d40"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style:text-underline-style="none" fo:font-weight="normal" officeooo:rsid="00199d40" officeooo:paragraph-rsid="00199d4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199d40"/>
    </style:style>
    <style:style style:name="P5" style:family="paragraph" style:parent-style-name="Text_20_body">
      <style:paragraph-properties fo:margin-left="0cm" fo:margin-right="0cm" fo:margin-top="0cm" fo:margin-bottom="0.36cm" style:contextual-spacing="false" fo:text-indent="0cm" style:auto-text-indent="false"/>
    </style:style>
    <style:style style:name="T1" style:family="text">
      <style:text-properties fo:font-variant="normal" fo:text-transform="none" fo:color="#2d2d2d" loext:opacity="100%" style:font-name="Roboto" fo:font-size="15pt" fo:letter-spacing="normal" fo:font-style="normal"/>
    </style:style>
    <style:style style:name="T2" style:family="text">
      <style:text-properties fo:font-variant="normal" fo:text-transform="none" fo:color="#292929" loext:opacity="100%" style:font-name="Montserrat" fo:font-size="10.1999998092651pt" fo:letter-spacing="normal" fo:font-style="normal" fo:font-weight="bold"/>
    </style:style>
    <style:style style:name="T3" style:family="text">
      <style:text-properties style:text-underline-style="none" officeooo:rsid="00199d40"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 Loi e-commerce </text:p>
      <text:p text:style-name="P3"/>
      <text:p text:style-name="P4"><text:span text:style-name="T1">1-. Obligation d’information</text:span></text:p>
      <text:h text:style-name="P1" text:outline-level="3">2-. Garantie légale</text:h>
      <text:p text:style-name="P3"><text:span text:style-name="T2">Si un produit n’est pas bon, le client a droit à une réparation gratuite, à un nouveau produit ou à un remboursement du prix d’achat. La période de garantie dépend du type de produit</text:span> </text:p>
      <text:h text:style-name="P1" text:outline-level="3">3-. Droit de rétractation</text:h>
      <text:p text:style-name="P3"><text:span text:style-name="T2">. A partir du moment où le consommateur a reçu le produit (le moment de la livraison) ou lors de l’achat d’un service, il a 14 jours pour renoncer à l’achat</text:span> </text:p>
      <text:h text:style-name="P1" text:outline-level="3">4-. Prix</text:h>
      <text:p text:style-name="P5">Le prix d’un produit ou d’un service doit toujours être clairement indiqué sur le site Web. Tous les frais supplémentaires, tels que les frais d’expédition ou les suppléments, doivent également être indiqués. Si vous ne le faites pas, l’acheteur n’a pas à payer.</text:p>
      <text:h text:style-name="P1" text:outline-level="3">6-. Vie privée et données personnelles</text:h>
      <text:p text:style-name="P5">Il est important que vous, en tant que propriétaire d’une boutique en ligne, ayez également à faire face à la protection de la vie privée de vos clients. Il est fort probable que vous traiterez les données personnelles nécessaires de vos clients en fournissant leur nom, adresse et détails de paiement lors de leur commande. Peut-être qu’ils peuvent même créer un compte et y ajouter une photo. Vous devrez donc tenir compte de la loi sur la protection des données personnelles. Il est important que vous informiez vos clients de la façon dont vous traitez leurs données personnelles au moyen d’une politique de confidentialité et de cookies claire et complète.</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ontserrat" svg:font-family="Montserrat"/>
    <style:font-face style:name="Roboto" svg:font-family="Roboto"/>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B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2T17:45:08.710000000</meta:creation-date>
    <dc:date>2021-10-02T17:56:52.126000000</dc:date>
    <meta:editing-duration>PT1M31S</meta:editing-duration>
    <meta:editing-cycles>1</meta:editing-cycles>
    <meta:document-statistic meta:table-count="0" meta:image-count="0" meta:object-count="0" meta:page-count="1" meta:paragraph-count="10" meta:word-count="240" meta:character-count="1406" meta:non-whitespace-character-count="1173"/>
    <meta:generator>LibreOffice/7.1.0.3$Windows_X86_64 LibreOffice_project/f6099ecf3d29644b5008cc8f48f42f4a40986e4c</meta:generator>
  </office:meta>
</office:document-meta>
</file>